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3" text:outline-level="3">assets/entities/{hero,heroine}/*</text:h>
      <text:list text:style-name="L1">
        <text:list-item>
          <text:p text:style-name="P1"><text:span text:style-name="T1">Author:</text:span> Clint Bellanger</text:p>
        </text:list-item>
        <text:list-item>
          <text:p text:style-name="P1"><text:span text:style-name="T2">Source</text:span>: http://opengameart.org/content/isometric-hero-and-heroine</text:p>
        </text:list-item>
        <text:list-item>
          <text:p text:style-name="P1"><text:span text:style-name="T3">License:</text:span> CC-BY 3.0</text:p>
        </text:list-item>
        <text:list-item>
          <text:p text:style-name="P1"><text:span text:style-name="T4">Additional</text:span><text:span text:style-name="T5"> </text:span><text:span text:style-name="T6">credits:</text:span></text:p>
          <text:p text:style-name="P1">Distressed Leather (used in Leather Armor) by D. Sharon Pruitt (CC-BY) http://www.flickr.com/photos/pinksherbet/3005071597/</text:p>
          <text:p text:style-name="P1">A few weapons loosely inspired by Naraphim (CC-BY-SA) http://naraphim.deviantart.com/art/Weapon-Set-Complete-2007-7366025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